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248.8pt"/>
    </style:style>
    <style:style style:name="co3" style:family="table-column">
      <style:table-column-properties fo:break-before="auto" style:column-width="14.9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evaluation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ill Clinton is married to Hillary Clinton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George W Bush is married to Laura Bush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nald Trump is married to Melania Trump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onald Reagan is married to Nancy Reagan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immy Carter is married to Rosalynn Carter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ichard Nixon is married to Pat Nixon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ranklin D Roosevelt is married to Eleanor Roosevelt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John F Kennedy is married to Jacqueline Kennedy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arack Obama is married to Michelle Obama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oodrow Wilson is married to Edith Bolling Wilson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arren Harding is married to Florence Harding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lvin Coolidge is married to Grace Coolidge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erbert Hoover is married to Lou Henry Hoover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rry Truman is married to Bess Truman.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wight Eisenhower is married to Mamie Eisenhower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yndon Johnson is married to Lady Bird Johnson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Gerald Ford is married to Betty Ford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George H W Bush is married to Barbara Bush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braham Lincoln was married to Mary Todd.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formula="of:=SUM([.E1:.E19])" office:value-type="float" office:value="14" calcext:value-type="float">
            <text:p>14</text:p>
          </table:table-cell>
          <table:table-cell table:formula="of:=SUM([.F1:.F19])" office:value-type="float" office:value="15" calcext:value-type="float">
            <text:p>1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number-columns-repeated="2"/>
          <table:table-cell table:formula="of:=[.E20]/[.F20]" office:value-type="float" office:value="0.933333333333333" calcext:value-type="float">
            <text:p>0.933333333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8T10:17:27.836319066</dc:date>
    <meta:editing-duration>PT2M25S</meta:editing-duration>
    <meta:editing-cycles>1</meta:editing-cycles>
    <meta:document-statistic meta:table-count="1" meta:cell-count="118" meta:object-count="0"/>
    <meta:generator>LibreOffice/5.1.6.2$Linux_X86_64 LibreOffice_project/10m0$Build-2</meta:generator>
  </office:meta>
</office:document-meta>
</file>